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9cdcfe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.egreso-container</text:span> {</text:p>
      <text:p text:style-name="P2">  <text:span text:style-name="T2">display</text:span><text:span text:style-name="T3">: </text:span><text:span text:style-name="T4">flex</text:span><text:span text:style-name="T3">;</text:span></text:p>
      <text:p text:style-name="P2">  <text:span text:style-name="T2">gap</text:span><text:span text:style-name="T3">: </text:span><text:span text:style-name="T5">20px</text:span><text:span text:style-name="T3">;</text:span></text:p>
      <text:p text:style-name="P2">  <text:span text:style-name="T2">padding</text:span><text:span text:style-name="T3">: </text:span><text:span text:style-name="T5">20px</text:span><text:span text:style-name="T3">;</text:span></text:p>
      <text:p text:style-name="P2">  <text:span text:style-name="T2">max-width</text:span><text:span text:style-name="T3">: </text:span><text:span text:style-name="T5">1200px</text:span><text:span text:style-name="T3">;</text:span></text:p>
      <text:p text:style-name="P2">  <text:span text:style-name="T2">margin</text:span><text:span text:style-name="T3">: </text:span><text:span text:style-name="T5">30px</text:span><text:span text:style-name="T3"> </text:span><text:span text:style-name="T4">auto</text:span><text:span text:style-name="T3">;</text:span></text:p>
      <text:p text:style-name="P2">  <text:span text:style-name="T2">flex-wrap</text:span><text:span text:style-name="T3">: </text:span><text:span text:style-name="T4">wrap</text:span><text:span text:style-name="T3">;</text:span></text:p>
      <text:p text:style-name="P1">}</text:p>
      <text:p text:style-name="P3"/>
      <text:p text:style-name="P1"><text:span text:style-name="T1">.titulo-principal</text:span> {</text:p>
      <text:p text:style-name="P2">  <text:span text:style-name="T2">width</text:span><text:span text:style-name="T3">: </text:span><text:span text:style-name="T5">100%</text:span><text:span text:style-name="T3">;</text:span></text:p>
      <text:p text:style-name="P2">  <text:span text:style-name="T2">text-align</text:span><text:span text:style-name="T3">: </text:span><text:span text:style-name="T4">center</text:span><text:span text:style-name="T3">;</text:span></text:p>
      <text:p text:style-name="P2">  <text:span text:style-name="T2">font-size</text:span><text:span text:style-name="T3">: </text:span><text:span text:style-name="T5">2rem</text:span><text:span text:style-name="T3">;</text:span></text:p>
      <text:p text:style-name="P2">  <text:span text:style-name="T2">font-weight</text:span><text:span text:style-name="T3">: </text:span><text:span text:style-name="T4">bold</text:span><text:span text:style-name="T3">;</text:span></text:p>
      <text:p text:style-name="P2">  <text:span text:style-name="T2">margin-bottom</text:span><text:span text:style-name="T3">: </text:span><text:span text:style-name="T5">20px</text:span><text:span text:style-name="T3">;</text:span></text:p>
      <text:p text:style-name="P2">  <text:span text:style-name="T2">color</text:span><text:span text:style-name="T3">: </text:span><text:span text:style-name="T4">#333</text:span><text:span text:style-name="T3">;</text:span></text:p>
      <text:p text:style-name="P1">}</text:p>
      <text:p text:style-name="P3"/>
      <text:p text:style-name="P1"><text:span text:style-name="T1">.tabla-filtros</text:span> {</text:p>
      <text:p text:style-name="P2">  <text:span text:style-name="T2">flex</text:span><text:span text:style-name="T3">: </text:span><text:span text:style-name="T5">1</text:span><text:span text:style-name="T3">;</text:span></text:p>
      <text:p text:style-name="P2">  <text:span text:style-name="T2">min-width</text:span><text:span text:style-name="T3">: </text:span><text:span text:style-name="T5">500px</text:span><text:span text:style-name="T3">;</text:span></text:p>
      <text:p text:style-name="P2">  <text:span text:style-name="T2">background-color</text:span><text:span text:style-name="T3">: </text:span><text:span text:style-name="T4">#fff</text:span><text:span text:style-name="T3">;</text:span></text:p>
      <text:p text:style-name="P2">  <text:span text:style-name="T2">padding</text:span><text:span text:style-name="T3">: </text:span><text:span text:style-name="T5">20px</text:span><text:span text:style-name="T3">;</text:span></text:p>
      <text:p text:style-name="P2">  <text:span text:style-name="T2">border-radius</text:span><text:span text:style-name="T3">: </text:span><text:span text:style-name="T5">12px</text:span><text:span text:style-name="T3">;</text:span></text:p>
      <text:p text:style-name="P2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6">rgba</text:span><text:span text:style-name="T3">(</text:span><text:span text:style-name="T5">0</text:span><text:span text:style-name="T3">,</text:span><text:span text:style-name="T5">0</text:span><text:span text:style-name="T3">,</text:span><text:span text:style-name="T5">0</text:span><text:span text:style-name="T3">,</text:span><text:span text:style-name="T5">0.1</text:span><text:span text:style-name="T3">);</text:span></text:p>
      <text:p text:style-name="P2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2">  <text:span text:style-name="T2">display</text:span><text:span text:style-name="T3">: </text:span><text:span text:style-name="T4">flex</text:span><text:span text:style-name="T3">;</text:span></text:p>
      <text:p text:style-name="P2">  <text:span text:style-name="T2">flex-direction</text:span><text:span text:style-name="T3">: </text:span><text:span text:style-name="T4">column</text:span><text:span text:style-name="T3">;</text:span></text:p>
      <text:p text:style-name="P1">}</text:p>
      <text:p text:style-name="P3"/>
      <text:p text:style-name="P1"><text:span text:style-name="T1">.tabla-filtros</text:span> <text:span text:style-name="T1">h2</text:span> {</text:p>
      <text:p text:style-name="P2">  <text:span text:style-name="T2">text-align</text:span><text:span text:style-name="T3">: </text:span><text:span text:style-name="T4">center</text:span><text:span text:style-name="T3">;</text:span></text:p>
      <text:p text:style-name="P2">  <text:span text:style-name="T2">margin-bottom</text:span><text:span text:style-name="T3">: </text:span><text:span text:style-name="T5">15px</text:span><text:span text:style-name="T3">;</text:span></text:p>
      <text:p text:style-name="P2">  <text:span text:style-name="T2">font-size</text:span><text:span text:style-name="T3">: </text:span><text:span text:style-name="T5">1.4rem</text:span><text:span text:style-name="T3">;</text:span></text:p>
      <text:p text:style-name="P2">  <text:span text:style-name="T2">font-weight</text:span><text:span text:style-name="T3">: </text:span><text:span text:style-name="T4">bold</text:span><text:span text:style-name="T3">;</text:span></text:p>
      <text:p text:style-name="P1">}</text:p>
      <text:p text:style-name="P3"/>
      <text:p text:style-name="P1"><text:span text:style-name="T1">.filtros</text:span> {</text:p>
      <text:p text:style-name="P2">  <text:span text:style-name="T2">display</text:span><text:span text:style-name="T3">: </text:span><text:span text:style-name="T4">flex</text:span><text:span text:style-name="T3">;</text:span></text:p>
      <text:p text:style-name="P2">  <text:span text:style-name="T2">gap</text:span><text:span text:style-name="T3">: </text:span><text:span text:style-name="T5">10px</text:span><text:span text:style-name="T3">;</text:span></text:p>
      <text:p text:style-name="P2">  <text:span text:style-name="T2">margin-bottom</text:span><text:span text:style-name="T3">: </text:span><text:span text:style-name="T5">15px</text:span><text:span text:style-name="T3">;</text:span></text:p>
      <text:p text:style-name="P1">}</text:p>
      <text:p text:style-name="P3"/>
      <text:p text:style-name="P1"><text:span text:style-name="T1">.filtros</text:span> <text:span text:style-name="T1">label</text:span> {</text:p>
      <text:p text:style-name="P2">  <text:span text:style-name="T2">display</text:span><text:span text:style-name="T3">: </text:span><text:span text:style-name="T4">flex</text:span><text:span text:style-name="T3">;</text:span></text:p>
      <text:p text:style-name="P2">  <text:span text:style-name="T2">align-items</text:span><text:span text:style-name="T3">: </text:span><text:span text:style-name="T4">center</text:span><text:span text:style-name="T3">;</text:span></text:p>
      <text:p text:style-name="P2">  <text:span text:style-name="T2">gap</text:span><text:span text:style-name="T3">: </text:span><text:span text:style-name="T5">5px</text:span><text:span text:style-name="T3">;</text:span></text:p>
      <text:p text:style-name="P2">  <text:span text:style-name="T2">font-size</text:span><text:span text:style-name="T3">: </text:span><text:span text:style-name="T5">0.9rem</text:span><text:span text:style-name="T3">;</text:span></text:p>
      <text:p text:style-name="P1">}</text:p>
      <text:p text:style-name="P3"/>
      <text:p text:style-name="P1"><text:span text:style-name="T1">.filtros</text:span> <text:span text:style-name="T1">input</text:span> {</text:p>
      <text:p text:style-name="P2"><text:soft-page-break/>  <text:span text:style-name="T2">padding</text:span><text:span text:style-name="T3">: </text:span><text:span text:style-name="T5">6px</text:span><text:span text:style-name="T3">;</text:span></text:p>
      <text:p text:style-name="P2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2">  <text:span text:style-name="T2">border-radius</text:span><text:span text:style-name="T3">: </text:span><text:span text:style-name="T5">6px</text:span><text:span text:style-name="T3">;</text:span></text:p>
      <text:p text:style-name="P2">  <text:span text:style-name="T2">font-size</text:span><text:span text:style-name="T3">: </text:span><text:span text:style-name="T5">0.9rem</text:span><text:span text:style-name="T3">;</text:span></text:p>
      <text:p text:style-name="P1">}</text:p>
      <text:p text:style-name="P3"/>
      <text:p text:style-name="P1"><text:span text:style-name="T1">.botones-filtro</text:span> {</text:p>
      <text:p text:style-name="P2">  <text:span text:style-name="T2">display</text:span><text:span text:style-name="T3">: </text:span><text:span text:style-name="T4">flex</text:span><text:span text:style-name="T3">;</text:span></text:p>
      <text:p text:style-name="P2">  <text:span text:style-name="T2">gap</text:span><text:span text:style-name="T3">: </text:span><text:span text:style-name="T5">10px</text:span><text:span text:style-name="T3">;</text:span></text:p>
      <text:p text:style-name="P2">  <text:span text:style-name="T2">flex</text:span><text:span text:style-name="T3">: </text:span><text:span text:style-name="T5">1</text:span><text:span text:style-name="T3">;</text:span></text:p>
      <text:p text:style-name="P1">}</text:p>
      <text:p text:style-name="P3"/>
      <text:p text:style-name="P1"><text:span text:style-name="T1">.botones-filtro</text:span> <text:span text:style-name="T1">button</text:span> {</text:p>
      <text:p text:style-name="P2">  <text:span text:style-name="T2">flex</text:span><text:span text:style-name="T3">: </text:span><text:span text:style-name="T5">1</text:span><text:span text:style-name="T3">;</text:span></text:p>
      <text:p text:style-name="P2">  <text:span text:style-name="T2">padding</text:span><text:span text:style-name="T3">: </text:span><text:span text:style-name="T5">6px</text:span><text:span text:style-name="T3"> </text:span><text:span text:style-name="T5">12px</text:span><text:span text:style-name="T3">;</text:span></text:p>
      <text:p text:style-name="P2">  <text:span text:style-name="T2">border</text:span><text:span text:style-name="T3">: </text:span><text:span text:style-name="T4">none</text:span><text:span text:style-name="T3">;</text:span></text:p>
      <text:p text:style-name="P2">  <text:span text:style-name="T2">border-radius</text:span><text:span text:style-name="T3">: </text:span><text:span text:style-name="T5">6px</text:span><text:span text:style-name="T3">;</text:span></text:p>
      <text:p text:style-name="P2">  <text:span text:style-name="T2">background-color</text:span><text:span text:style-name="T3">: </text:span><text:span text:style-name="T4">#f2f2f2</text:span><text:span text:style-name="T3">;</text:span></text:p>
      <text:p text:style-name="P2">  <text:span text:style-name="T2">color</text:span><text:span text:style-name="T3">: </text:span><text:span text:style-name="T4">#333</text:span><text:span text:style-name="T3">;</text:span></text:p>
      <text:p text:style-name="P2">  <text:span text:style-name="T2">cursor</text:span><text:span text:style-name="T3">: </text:span><text:span text:style-name="T4">pointer</text:span><text:span text:style-name="T3">;</text:span></text:p>
      <text:p text:style-name="P1">}</text:p>
      <text:p text:style-name="P3"/>
      <text:p text:style-name="P1"><text:span text:style-name="T1">.botones-filtro</text:span> <text:span text:style-name="T1">button:hover</text:span> { <text:span text:style-name="T7">background-color</text:span>: <text:span text:style-name="T8">#e0e0e0</text:span>; }</text:p>
      <text:p text:style-name="P3"/>
      <text:p text:style-name="P1"><text:span text:style-name="T1">.tabla-con-scroll</text:span> { <text:span text:style-name="T7">overflow-x</text:span>: <text:span text:style-name="T8">auto</text:span>; }</text:p>
      <text:p text:style-name="P3"/>
      <text:p text:style-name="P1"><text:span text:style-name="T1">.tabla-egresos</text:span> { <text:span text:style-name="T7">width</text:span>: <text:span text:style-name="T9">100%</text:span>; <text:span text:style-name="T7">border-collapse</text:span>: <text:span text:style-name="T8">collapse</text:span>; }</text:p>
      <text:p text:style-name="P3"/>
      <text:p text:style-name="P1"><text:span text:style-name="T1">.tabla-egresos</text:span> <text:span text:style-name="T1">th</text:span>, <text:span text:style-name="T1">.tabla-egresos</text:span> <text:span text:style-name="T1">td</text:span> {</text:p>
      <text:p text:style-name="P2">  <text:span text:style-name="T2">padding</text:span><text:span text:style-name="T3">: </text:span><text:span text:style-name="T5">10px</text:span><text:span text:style-name="T3">;</text:span></text:p>
      <text:p text:style-name="P2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dd</text:span><text:span text:style-name="T3">;</text:span></text:p>
      <text:p text:style-name="P2">  <text:span text:style-name="T2">text-align</text:span><text:span text:style-name="T3">: </text:span><text:span text:style-name="T4">center</text:span><text:span text:style-name="T3">;</text:span></text:p>
      <text:p text:style-name="P2">  <text:span text:style-name="T2">font-size</text:span><text:span text:style-name="T3">: </text:span><text:span text:style-name="T5">0.9rem</text:span><text:span text:style-name="T3">;</text:span></text:p>
      <text:p text:style-name="P1">}</text:p>
      <text:p text:style-name="P3"/>
      <text:p text:style-name="P1"><text:span text:style-name="T1">.acciones</text:span> <text:span text:style-name="T1">button</text:span> { <text:span text:style-name="T7">margin</text:span>: <text:span text:style-name="T9">2px</text:span>; <text:span text:style-name="T7">padding</text:span>: <text:span text:style-name="T9">6px</text:span> <text:span text:style-name="T9">12px</text:span>; <text:span text:style-name="T7">border-radius</text:span>: <text:span text:style-name="T9">6px</text:span>; <text:span text:style-name="T7">color</text:span>: <text:span text:style-name="T8">#fff</text:span>; <text:span text:style-name="T7">border</text:span>:<text:span text:style-name="T8">none</text:span>; <text:span text:style-name="T7">cursor</text:span>:<text:span text:style-name="T8">pointer</text:span>; <text:span text:style-name="T7">font-size</text:span>:<text:span text:style-name="T9">0.8rem</text:span>;}</text:p>
      <text:p text:style-name="P1"><text:span text:style-name="T1">.acciones</text:span> <text:span text:style-name="T1">button:first-child</text:span> { <text:span text:style-name="T7">background-color</text:span>: <text:span text:style-name="T8">#3399ff</text:span>;}</text:p>
      <text:p text:style-name="P1"><text:span text:style-name="T1">.acciones</text:span> <text:span text:style-name="T1">button:first-child:hover</text:span> { <text:span text:style-name="T7">background-color</text:span>:<text:span text:style-name="T8">#0077cc</text:span>;}</text:p>
      <text:p text:style-name="P1"><text:span text:style-name="T1">.acciones</text:span> <text:span text:style-name="T1">button:last-child</text:span> { <text:span text:style-name="T7">background-color</text:span>:<text:span text:style-name="T8">#ff4d4d</text:span>;}</text:p>
      <text:p text:style-name="P1"><text:span text:style-name="T1">.acciones</text:span> <text:span text:style-name="T1">button:last-child:hover</text:span> { <text:span text:style-name="T7">background-color</text:span>:<text:span text:style-name="T8">#cc0000</text:span>;}</text:p>
      <text:p text:style-name="P3"/>
      <text:p text:style-name="P1"><text:span text:style-name="T1">.paginacion</text:span> { <text:span text:style-name="T7">display</text:span>: <text:span text:style-name="T8">flex</text:span>; <text:span text:style-name="T7">justify-content</text:span>: <text:span text:style-name="T8">space-between</text:span>; <text:span text:style-name="T7">margin-top</text:span>:<text:span text:style-name="T9">10px</text:span>;}</text:p>
      <text:p text:style-name="P1"><text:span text:style-name="T1">.paginacion</text:span> <text:span text:style-name="T1">button</text:span> { <text:span text:style-name="T7">flex</text:span>:<text:span text:style-name="T9">1</text:span>; <text:span text:style-name="T7">margin</text:span>:<text:span text:style-name="T9">0</text:span> <text:span text:style-name="T9">5px</text:span>; <text:span text:style-name="T7">padding</text:span>:<text:span text:style-name="T9">8px</text:span>; <text:span text:style-name="T7">border</text:span>:<text:span text:style-name="T8">none</text:span>; <text:span text:style-name="T7">border-radius</text:span>:<text:span text:style-name="T9">6px</text:span>; <text:span text:style-name="T7">background-color</text:span>:<text:span text:style-name="T8">#0088fe</text:span>; <text:span text:style-name="T7">color</text:span>:<text:span text:style-name="T8">#fff</text:span>; <text:span text:style-name="T7">cursor</text:span>:<text:span text:style-name="T8">pointer</text:span>; <text:span text:style-name="T7">font-size</text:span>:<text:span text:style-name="T9">0.9rem</text:span>;}</text:p>
      <text:p text:style-name="P1"><text:span text:style-name="T1">.paginacion</text:span> <text:span text:style-name="T1">button:disabled</text:span> { <text:span text:style-name="T7">background-color</text:span>:<text:span text:style-name="T8">#ccc</text:span>; <text:span text:style-name="T7">cursor</text:span>:<text:span text:style-name="T8">not-allowed</text:span>;}</text:p>
      <text:p text:style-name="P1"><text:span text:style-name="T1">.paginacion</text:span> <text:span text:style-name="T1">button:hover:not</text:span>(<text:span text:style-name="T1">:disabled</text:span>) { <text:span text:style-name="T7">background-color</text:span>:<text:span text:style-name="T8">#006fcb</text:span>;}</text:p>
      <text:p text:style-name="P3"/>
      <text:p text:style-name="P1"><text:span text:style-name="T1">.formulario-egreso</text:span> {</text:p>
      <text:p text:style-name="P2">  <text:span text:style-name="T2">flex</text:span><text:span text:style-name="T3">: </text:span><text:span text:style-name="T5">0.5</text:span><text:span text:style-name="T3">;</text:span></text:p>
      <text:p text:style-name="P2"><text:soft-page-break/>  <text:span text:style-name="T2">min-width</text:span><text:span text:style-name="T3">: </text:span><text:span text:style-name="T5">350px</text:span><text:span text:style-name="T3">;</text:span></text:p>
      <text:p text:style-name="P2">  <text:span text:style-name="T2">background-color</text:span><text:span text:style-name="T3">: </text:span><text:span text:style-name="T4">#fff</text:span><text:span text:style-name="T3">;</text:span></text:p>
      <text:p text:style-name="P2">  <text:span text:style-name="T2">padding</text:span><text:span text:style-name="T3">: </text:span><text:span text:style-name="T5">20px</text:span><text:span text:style-name="T3">;</text:span></text:p>
      <text:p text:style-name="P2">  <text:span text:style-name="T2">border-radius</text:span><text:span text:style-name="T3">: </text:span><text:span text:style-name="T5">12px</text:span><text:span text:style-name="T3">;</text:span></text:p>
      <text:p text:style-name="P2">  <text:span text:style-name="T2">box-shadow</text:span><text:span text:style-name="T3">: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6">rgba</text:span><text:span text:style-name="T3">(</text:span><text:span text:style-name="T5">0</text:span><text:span text:style-name="T3">,</text:span><text:span text:style-name="T5">0</text:span><text:span text:style-name="T3">,</text:span><text:span text:style-name="T5">0</text:span><text:span text:style-name="T3">,</text:span><text:span text:style-name="T5">0.1</text:span><text:span text:style-name="T3">);</text:span></text:p>
      <text:p text:style-name="P2">  <text:span text:style-name="T2">border</text:span><text:span text:style-name="T3">: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1">}</text:p>
      <text:p text:style-name="P3"/>
      <text:p text:style-name="P1"><text:span text:style-name="T1">.formulario-egreso</text:span> <text:span text:style-name="T1">h2</text:span> { <text:span text:style-name="T7">text-align</text:span>:<text:span text:style-name="T8">center</text:span>; <text:span text:style-name="T7">margin-bottom</text:span>:<text:span text:style-name="T9">15px</text:span>; <text:span text:style-name="T7">font-size</text:span>:<text:span text:style-name="T9">1.4rem</text:span>; <text:span text:style-name="T7">font-weight</text:span>:<text:span text:style-name="T8">bold</text:span>;}</text:p>
      <text:p text:style-name="P3"/>
      <text:p text:style-name="P1"><text:span text:style-name="T1">.formulario-egreso</text:span> <text:span text:style-name="T1">label</text:span> { <text:span text:style-name="T7">display</text:span>:<text:span text:style-name="T8">block</text:span>; <text:span text:style-name="T7">margin-bottom</text:span>:<text:span text:style-name="T9">6px</text:span>; <text:span text:style-name="T7">font-weight</text:span>:<text:span text:style-name="T8">bold</text:span>; <text:span text:style-name="T7">font-size</text:span>:<text:span text:style-name="T9">0.95rem</text:span>; <text:span text:style-name="T7">color</text:span>:<text:span text:style-name="T8">#333</text:span>;}</text:p>
      <text:p text:style-name="P1"><text:span text:style-name="T1">.formulario-egreso</text:span> <text:span text:style-name="T1">input</text:span>, <text:span text:style-name="T1">.formulario-egreso</text:span> <text:span text:style-name="T1">select</text:span> {</text:p>
      <text:p text:style-name="P2">  <text:span text:style-name="T2">width</text:span><text:span text:style-name="T3">:</text:span><text:span text:style-name="T5">100%</text:span><text:span text:style-name="T3">;</text:span></text:p>
      <text:p text:style-name="P2">  <text:span text:style-name="T2">padding</text:span><text:span text:style-name="T3">:</text:span><text:span text:style-name="T5">10px</text:span><text:span text:style-name="T3">;</text:span></text:p>
      <text:p text:style-name="P2">  <text:span text:style-name="T2">border</text:span><text:span text:style-name="T3">: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2">  <text:span text:style-name="T2">border-radius</text:span><text:span text:style-name="T3">:</text:span><text:span text:style-name="T5">6px</text:span><text:span text:style-name="T3">;</text:span></text:p>
      <text:p text:style-name="P2">  <text:span text:style-name="T2">font-size</text:span><text:span text:style-name="T3">:</text:span><text:span text:style-name="T5">1rem</text:span><text:span text:style-name="T3">;</text:span></text:p>
      <text:p text:style-name="P2">  <text:span text:style-name="T2">box-sizing</text:span><text:span text:style-name="T3">:</text:span><text:span text:style-name="T4">border-box</text:span><text:span text:style-name="T3">;</text:span></text:p>
      <text:p text:style-name="P1">}</text:p>
      <text:p text:style-name="P3"/>
      <text:p text:style-name="P1"><text:span text:style-name="T1">.formulario-egreso</text:span> <text:span text:style-name="T1">button</text:span> {</text:p>
      <text:p text:style-name="P2">  <text:span text:style-name="T2">margin-top</text:span><text:span text:style-name="T3">:</text:span><text:span text:style-name="T5">10px</text:span><text:span text:style-name="T3">;</text:span></text:p>
      <text:p text:style-name="P2">  <text:span text:style-name="T2">padding</text:span><text:span text:style-name="T3">:</text:span><text:span text:style-name="T5">12px</text:span><text:span text:style-name="T3">;</text:span></text:p>
      <text:p text:style-name="P2">  <text:span text:style-name="T2">width</text:span><text:span text:style-name="T3">:</text:span><text:span text:style-name="T5">100%</text:span><text:span text:style-name="T3">;</text:span></text:p>
      <text:p text:style-name="P2">  <text:span text:style-name="T2">background-color</text:span><text:span text:style-name="T3">:</text:span><text:span text:style-name="T4">#0088fe</text:span><text:span text:style-name="T3">;</text:span></text:p>
      <text:p text:style-name="P2">  <text:span text:style-name="T2">color</text:span><text:span text:style-name="T3">:</text:span><text:span text:style-name="T4">white</text:span><text:span text:style-name="T3">;</text:span></text:p>
      <text:p text:style-name="P2">  <text:span text:style-name="T2">border</text:span><text:span text:style-name="T3">:</text:span><text:span text:style-name="T4">none</text:span><text:span text:style-name="T3">;</text:span></text:p>
      <text:p text:style-name="P2">  <text:span text:style-name="T2">border-radius</text:span><text:span text:style-name="T3">:</text:span><text:span text:style-name="T5">6px</text:span><text:span text:style-name="T3">;</text:span></text:p>
      <text:p text:style-name="P2">  <text:span text:style-name="T2">cursor</text:span><text:span text:style-name="T3">:</text:span><text:span text:style-name="T4">pointer</text:span><text:span text:style-name="T3">;</text:span></text:p>
      <text:p text:style-name="P2">  <text:span text:style-name="T2">font-size</text:span><text:span text:style-name="T3">:</text:span><text:span text:style-name="T5">1rem</text:span><text:span text:style-name="T3">;</text:span></text:p>
      <text:p text:style-name="P1">}</text:p>
      <text:p text:style-name="P1"><text:span text:style-name="T1">.formulario-egreso</text:span> <text:span text:style-name="T1">button:hover</text:span> { <text:span text:style-name="T7">background-color</text:span>:<text:span text:style-name="T8">#006fcb</text:span>; }</text:p>
      <text:p text:style-name="P3"/>
      <text:p text:style-name="P1"><text:span text:style-name="T1">.error</text:span> { <text:span text:style-name="T7">color</text:span>:<text:span text:style-name="T8">#ff4d4d</text:span>; <text:span text:style-name="T7">margin-top</text:span>:<text:span text:style-name="T9">8px</text:span>; }</text:p>
      <text:p text:style-name="P1"><text:span text:style-name="T1">.success</text:span> { <text:span text:style-name="T7">color</text:span>:<text:span text:style-name="T8">#28a745</text:span>; <text:span text:style-name="T7">margin-top</text:span>:<text:span text:style-name="T9">8px</text:span>; 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03:39:32.185233500</meta:creation-date>
    <dc:date>2025-09-02T03:39:41.125055200</dc:date>
    <meta:editing-duration>PT9S</meta:editing-duration>
    <meta:editing-cycles>1</meta:editing-cycles>
    <meta:document-statistic meta:table-count="0" meta:image-count="0" meta:object-count="0" meta:page-count="3" meta:paragraph-count="115" meta:word-count="304" meta:character-count="2937" meta:non-whitespace-character-count="2604"/>
    <meta:generator>LibreOffice/25.2.5.2$Windows_X86_64 LibreOffice_project/03d19516eb2e1dd5d4ccd751a0d6f35f35e08022</meta:generator>
  </office:meta>
</office:document-meta>
</file>